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import java.util.Scanner;</text:p>
      <text:p text:style-name="Standard">import java.util.Arrays;</text:p>
      <text:p text:style-name="Standard"/>
      <text:p text:style-name="Standard"/>
      <text:p text:style-name="Standard">public class ExemplesClasseArrays {</text:p>
      <text:p text:style-name="Standard"/>
      <text:p text:style-name="Standard"><text:tab/>static public void main(String[] args) {</text:p>
      <text:p text:style-name="Standard"><text:tab/><text:tab/></text:p>
      <text:p text:style-name="Standard"><text:tab/>int vector[] =new int[10];</text:p>
      <text:p text:style-name="Standard"><text:tab/>int vectorCopia[]=new int[10];</text:p>
      <text:p text:style-name="Standard"><text:tab/>int vectorCopia2[]=new int[10];</text:p>
      <text:p text:style-name="Standard"><text:tab/>int vectorInvers[]=new int[10];</text:p>
      <text:p text:style-name="Standard"><text:tab/></text:p>
      <text:p text:style-name="Standard"><text:tab/></text:p>
      <text:p text:style-name="Standard"><text:tab/>int vectorElement[]=new int[10];</text:p>
      <text:p text:style-name="Standard"><text:tab/>int vectorElement2[]=new int[10];</text:p>
      <text:p text:style-name="Standard"><text:tab/></text:p>
      <text:p text:style-name="Standard"><text:tab/>System.out.println(" \n\n\n ******************************* ");</text:p>
      <text:p text:style-name="Standard"><text:tab/>System.out.println(" *** CREACIÓ VECTOR ALEATÒRI *** ");</text:p>
      <text:p text:style-name="Standard"><text:tab/>System.out.println(" *******************************\n\n\n ");</text:p>
      <text:p text:style-name="Standard"><text:tab/></text:p>
      <text:p text:style-name="Standard"><text:tab/>for(int i=0;i&lt;vector.length;i++)</text:p>
      <text:p text:style-name="Standard"><text:tab/>{</text:p>
      <text:p text:style-name="Standard"><text:tab/><text:tab/>vector[i]= (int) (Math.random()*11+0);</text:p>
      <text:p text:style-name="Standard"><text:tab/><text:tab/>System.out.println(" vector["+i+"] = "+ vector[i] + " ");<text:tab/><text:tab/></text:p>
      <text:p text:style-name="Standard"><text:tab/>}</text:p>
      <text:p text:style-name="Standard"><text:tab/></text:p>
      <text:p text:style-name="Standard"><text:tab/>System.out.println("\n\n\n ******************************* ");</text:p>
      <text:p text:style-name="Standard"><text:tab/>System.out.println(" ****** CÔPIA D'UN VECTOR ****** ");</text:p>
      <text:p text:style-name="Standard"><text:tab/>System.out.println(" *******************************\n\n\n ");</text:p>
      <text:p text:style-name="Standard"><text:tab/></text:p>
      <text:p text:style-name="Standard"><text:tab/>//Còpia de vector dins d'un altre vector "MANUAL"</text:p>
      <text:p text:style-name="Standard"><text:tab/></text:p>
      <text:p text:style-name="Standard"><text:tab/>for (int i=0;i&lt;vector.length;i++)</text:p>
      <text:p text:style-name="Standard"><text:tab/>{</text:p>
      <text:p text:style-name="Standard"><text:tab/><text:tab/>vectorCopia[i]=vector[i];</text:p>
      <text:p text:style-name="Standard"><text:tab/><text:tab/>System.out.println(" vector["+i+"] = "+ vector[i] + " -- vectorCopia["+i+"] = "+ vectorCopia[i]);</text:p>
      <text:p text:style-name="Standard"><text:tab/><text:tab/></text:p>
      <text:p text:style-name="Standard"><text:tab/>}</text:p>
      <text:p text:style-name="Standard"><text:tab/></text:p>
      <text:p text:style-name="Standard"><text:tab/>//Còpia de vector dins d'un altre vector amb ARRAYCOPY"</text:p>
      <text:p text:style-name="Standard"><text:tab/>// System.arracopy(vector_origen, posició_inici_vector_origen, vector_desti, posició_inici_vector_desti, length (número d'elements a copiar );</text:p>
      <text:p text:style-name="Standard"/>
      <text:p text:style-name="Standard"><text:tab/></text:p>
      <text:p text:style-name="Standard"><text:tab/>System.arraycopy(vector,0,vectorCopia2,0,vector.length);</text:p>
      <text:p text:style-name="Standard"><text:tab/></text:p>
      <text:p text:style-name="Standard"><text:soft-page-break/><text:tab/>// Mostrem per pantalla vector i vectorCopia2</text:p>
      <text:p text:style-name="Standard"><text:tab/>System.out.println("\nMostrem per pantalla vector i vectorCopia2\n");</text:p>
      <text:p text:style-name="Standard"><text:tab/></text:p>
      <text:p text:style-name="Standard"><text:tab/>for (int i=0;i&lt;vector.length;i++)</text:p>
      <text:p text:style-name="Standard"><text:tab/>{</text:p>
      <text:p text:style-name="Standard"><text:tab/><text:tab/>System.out.println(" vector["+i+"] = "+ vector[i] + " -- vectorCopia2["+i+"] = "+ vectorCopia2[i]);</text:p>
      <text:p text:style-name="Standard"><text:tab/><text:tab/></text:p>
      <text:p text:style-name="Standard"><text:tab/>}</text:p>
      <text:p text:style-name="Standard"><text:tab/></text:p>
      <text:p text:style-name="Standard"><text:tab/></text:p>
      <text:p text:style-name="Standard"><text:tab/>System.out.println("\n\n\n ********************* ");</text:p>
      <text:p text:style-name="Standard"><text:tab/>System.out.println(" *** CÒPIA INVERSA *** ");</text:p>
      <text:p text:style-name="Standard"><text:tab/>System.out.println(" *********************\n\n\n ");</text:p>
      <text:p text:style-name="Standard"><text:tab/></text:p>
      <text:p text:style-name="Standard"><text:tab/>//Còpia d'un vector dins d'un altre, però a l'inversa</text:p>
      <text:p text:style-name="Standard"><text:tab/></text:p>
      <text:p text:style-name="Standard"><text:tab/>int comptadorInvers = vector.length-1;</text:p>
      <text:p text:style-name="Standard"/>
      <text:p text:style-name="Standard"><text:tab/>for (int i=0;i&lt;vector.length;i++)</text:p>
      <text:p text:style-name="Standard"><text:tab/>{</text:p>
      <text:p text:style-name="Standard"><text:tab/><text:tab/></text:p>
      <text:p text:style-name="Standard"><text:tab/><text:tab/>vectorInvers[comptadorInvers]=vector[i];</text:p>
      <text:p text:style-name="Standard"><text:tab/><text:tab/>comptadorInvers--;</text:p>
      <text:p text:style-name="Standard"><text:tab/><text:tab/></text:p>
      <text:p text:style-name="Standard"><text:tab/>}<text:tab/></text:p>
      <text:p text:style-name="Standard"><text:tab/></text:p>
      <text:p text:style-name="Standard"><text:tab/>// mostrem els dos vectors l'ú baix l'altre</text:p>
      <text:p text:style-name="Standard"><text:tab/></text:p>
      <text:p text:style-name="Standard"><text:tab/>for (int i=0;i&lt;vector.length;i++)</text:p>
      <text:p text:style-name="Standard"><text:tab/><text:tab/>System.out.print(" vector["+i+"] = "+ vector[i] );</text:p>
      <text:p text:style-name="Standard"><text:tab/></text:p>
      <text:p text:style-name="Standard"><text:tab/>System.out.println();</text:p>
      <text:p text:style-name="Standard"><text:tab/></text:p>
      <text:p text:style-name="Standard"><text:tab/>for(int i=0;i&lt;vectorInvers.length;i++)</text:p>
      <text:p text:style-name="Standard"><text:tab/><text:tab/>System.out.print(" Invers["+i+"] = "+ vectorInvers[i]);</text:p>
      <text:p text:style-name="Standard"><text:tab/></text:p>
      <text:p text:style-name="Standard"><text:tab/></text:p>
      <text:p text:style-name="Standard"><text:tab/></text:p>
      <text:p text:style-name="Standard"><text:tab/>System.out.println("\n\n\n ************************************************ ");</text:p>
      <text:p text:style-name="Standard"><text:tab/>System.out.println(" *** COMPROVAR SI DOS VECTORS SÓN IGUALS O NO *** ");</text:p>
      <text:p text:style-name="Standard"><text:tab/>System.out.println(" ************************************************\n\n\n ");</text:p>
      <text:p text:style-name="Standard"><text:tab/></text:p>
      <text:p text:style-name="Standard"><text:tab/>if(Arrays.equals(vector, vectorCopia)==true)</text:p>
      <text:p text:style-name="Standard"><text:tab/><text:tab/>System.out.println(" vector i vectorCopia són IGUALS");</text:p>
      <text:p text:style-name="Standard"><text:tab/><text:tab/>else System.out.println(" vector i vectorCopia són DISTINTS");</text:p>
      <text:p text:style-name="Standard"><text:tab/></text:p>
      <text:p text:style-name="Standard"><text:tab/></text:p>
      <text:p text:style-name="Standard"><text:tab/>if(Arrays.equals(vector, vectorInvers)==true)</text:p>
      <text:p text:style-name="Standard"><text:soft-page-break/><text:tab/><text:tab/>System.out.println(" vector i vectorInvers són IGUALS");</text:p>
      <text:p text:style-name="Standard"><text:tab/><text:tab/>else System.out.println(" vector i vectorInvers són DISTINTS");</text:p>
      <text:p text:style-name="Standard"><text:tab/></text:p>
      <text:p text:style-name="Standard"><text:tab/></text:p>
      <text:p text:style-name="Standard"><text:tab/>System.out.println("\n\n\n ****************************************************** ");</text:p>
      <text:p text:style-name="Standard"><text:tab/>System.out.println(" *** Omplir un vector amb un mateix valor (FILL) ****** ");</text:p>
      <text:p text:style-name="Standard"><text:tab/>System.out.println(" ******************************************************\n\n\n ");</text:p>
      <text:p text:style-name="Standard"><text:tab/></text:p>
      <text:p text:style-name="Standard"><text:tab/></text:p>
      <text:p text:style-name="Standard"><text:tab/><text:tab/>// Amb un for</text:p>
      <text:p text:style-name="Standard"><text:tab/></text:p>
      <text:p text:style-name="Standard"><text:tab/>for(int i=0;i&lt;vectorElement.length;i++)</text:p>
      <text:p text:style-name="Standard"><text:tab/><text:tab/>vectorElement[i]=22;</text:p>
      <text:p text:style-name="Standard"><text:tab/></text:p>
      <text:p text:style-name="Standard"><text:tab/><text:tab/>// Amb la funció fill</text:p>
      <text:p text:style-name="Standard"><text:tab/></text:p>
      <text:p text:style-name="Standard"><text:tab/>Arrays.fill(vectorElement2, 22);</text:p>
      <text:p text:style-name="Standard"><text:tab/></text:p>
      <text:p text:style-name="Standard"><text:tab/>// Llistem els dos vectors</text:p>
      <text:p text:style-name="Standard"><text:tab/></text:p>
      <text:p text:style-name="Standard"><text:tab/></text:p>
      <text:p text:style-name="Standard"><text:tab/>for (int i=0;i&lt;vectorElement.length;i++)</text:p>
      <text:p text:style-name="Standard"><text:tab/>{</text:p>
      <text:p text:style-name="Standard"><text:tab/><text:tab/>System.out.println(" vectorElement["+i+"] = "+ vectorElement[i] + " -- vectorElement2["+i+"] = "+ vectorElement2[i]);</text:p>
      <text:p text:style-name="Standard"><text:tab/><text:tab/></text:p>
      <text:p text:style-name="Standard"><text:tab/>}</text:p>
      <text:p text:style-name="Standard"><text:tab/></text:p>
      <text:p text:style-name="Standard"><text:tab/>System.out.println("\n\n");</text:p>
      <text:p text:style-name="Standard"><text:tab/></text:p>
      <text:p text:style-name="Standard"><text:tab/></text:p>
      <text:p text:style-name="Standard"><text:tab/>// Arrays.fill també permet des de quina posició inicial a quina posició final volem emplenar el vector</text:p>
      <text:p text:style-name="Standard"><text:tab/>//Arrays.fill(vector,posició_inicial,posició_final,valor a copiar, en este cas de la posició 4 a la 7 (8-1)</text:p>
      <text:p text:style-name="Standard"><text:tab/></text:p>
      <text:p text:style-name="Standard"><text:tab/>Arrays.fill(vectorElement2,4,8,33333333);</text:p>
      <text:p text:style-name="Standard"><text:tab/></text:p>
      <text:p text:style-name="Standard"><text:tab/>for (int i=0;i&lt;vectorElement.length;i++)</text:p>
      <text:p text:style-name="Standard"><text:tab/>{</text:p>
      <text:p text:style-name="Standard"><text:tab/><text:tab/>System.out.println(" vectorElement["+i+"] = "+ vectorElement[i] + " -- vectorElement2["+i+"] = "+ vectorElement2[i]);</text:p>
      <text:p text:style-name="Standard"><text:tab/><text:tab/></text:p>
      <text:p text:style-name="Standard"><text:tab/>}</text:p>
      <text:p text:style-name="Standard"><text:tab/></text:p>
      <text:p text:style-name="Standard"><text:tab/>System.out.println("\n\n\n ********************************** ");</text:p>
      <text:p text:style-name="Standard"><text:tab/>System.out.println(" *** Ordenar un vector amb SORT *** ");</text:p>
      <text:p text:style-name="Standard"><text:soft-page-break/><text:tab/>System.out.println(" **********************************\n\n\n ");</text:p>
      <text:p text:style-name="Standard"><text:tab/></text:p>
      <text:p text:style-name="Standard"><text:tab/>Arrays.sort(vector); //ordena tot el vector</text:p>
      <text:p text:style-name="Standard"><text:tab/>Arrays.sort(vectorCopia,4,8); //ordena el vector des de la posició 4 a la 7</text:p>
      <text:p text:style-name="Standard"><text:tab/></text:p>
      <text:p text:style-name="Standard"><text:tab/>for (int i=0;i&lt;vector.length;i++)</text:p>
      <text:p text:style-name="Standard"><text:tab/>{</text:p>
      <text:p text:style-name="Standard"><text:tab/><text:tab/>System.out.println(" vector["+i+"] = "+ vector[i] + " -- vectorCopia["+i+"] = "+ vectorCopia[i]);</text:p>
      <text:p text:style-name="Standard"><text:tab/><text:tab/></text:p>
      <text:p text:style-name="Standard"><text:tab/>}</text:p>
      <text:p text:style-name="Standard"><text:tab/></text:p>
      <text:p text:style-name="Standard"><text:tab/>System.out.println("\n\n\n ********************************************** ");</text:p>
      <text:p text:style-name="Standard"><text:tab/>System.out.println(" *** Cercar un element en un vector ordenat *** ");</text:p>
      <text:p text:style-name="Standard"><text:tab/>System.out.println(" **********************************************\n\n\n ");</text:p>
      <text:p text:style-name="Standard"><text:tab/></text:p>
      <text:p text:style-name="Standard"><text:tab/></text:p>
      <text:p text:style-name="Standard"><text:tab/>int valor=0;</text:p>
      <text:p text:style-name="Standard"><text:tab/></text:p>
      <text:p text:style-name="Standard"><text:tab/>Arrays.fill(vector,4,5,6); // m'assegure de que el vector tindrà un 6</text:p>
      <text:p text:style-name="Standard"><text:tab/>Arrays.sort(vector); //ordena tot el vector</text:p>
      <text:p text:style-name="Standard"><text:tab/></text:p>
      <text:p text:style-name="Standard"><text:tab/></text:p>
      <text:p text:style-name="Standard"><text:tab/>valor=Arrays.binarySearch(vector,6); // busque dins del vector un 6</text:p>
      <text:p text:style-name="Standard"><text:tab/></text:p>
      <text:p text:style-name="Standard"><text:tab/>for (int i=0;i&lt;vector.length;i++)</text:p>
      <text:p text:style-name="Standard"><text:tab/><text:tab/>System.out.println(" vector["+i+"] = "+ vector[i]);</text:p>
      <text:p text:style-name="Standard"><text:tab/>System.out.println("el element a buscar està a la possició: "+ valor+ " i el seu contingut és vector["+valor+"] = "+vector[valor]);</text:p>
      <text:p text:style-name="Standard"><text:tab/>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11-02T11:12:45.222000000</dc:date>
    <meta:editing-duration>PT21S</meta:editing-duration>
    <meta:editing-cycles>2</meta:editing-cycles>
    <meta:document-statistic meta:table-count="0" meta:image-count="0" meta:object-count="0" meta:page-count="4" meta:paragraph-count="162" meta:word-count="482" meta:character-count="4891" meta:non-whitespace-character-count="4324"/>
  </office:meta>
</office:document-meta>
</file>